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9E000000AE1238EB2317615C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S Albert Pro" svg:font-family="'FS Albert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84cm" fo:margin-left="0cm" fo:margin-top="0cm" fo:margin-bottom="0cm" table:align="left" style:writing-mode="lr-tb"/>
    </style:style>
    <style:style style:name="Table1.A" style:family="table-column">
      <style:table-column-properties style:column-width="4.621cm"/>
    </style:style>
    <style:style style:name="Table1.B" style:family="table-column">
      <style:table-column-properties style:column-width="3.371cm"/>
    </style:style>
    <style:style style:name="Table1.C" style:family="table-column">
      <style:table-column-properties style:column-width="7.9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5.984cm" fo:margin-left="0cm" fo:margin-top="0cm" fo:margin-bottom="0cm" table:align="left" style:writing-mode="lr-tb"/>
    </style:style>
    <style:style style:name="Table2.A" style:family="table-column">
      <style:table-column-properties style:column-width="4.655cm"/>
    </style:style>
    <style:style style:name="Table2.B" style:family="table-column">
      <style:table-column-properties style:column-width="11.32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.984cm" fo:margin-left="0cm" fo:margin-top="0cm" fo:margin-bottom="0cm" table:align="left" style:writing-mode="lr-tb"/>
    </style:style>
    <style:style style:name="Table3.A" style:family="table-column">
      <style:table-column-properties style:column-width="15.98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5.794cm" fo:margin-left="0cm" fo:margin-top="0cm" fo:margin-bottom="0cm" table:align="left" style:writing-mode="lr-tb"/>
    </style:style>
    <style:style style:name="Table4.A" style:family="table-column">
      <style:table-column-properties style:column-width="15.794cm"/>
    </style:style>
    <style:style style:name="Table4.1" style:family="table-row">
      <style:table-row-properties style:min-row-height="0.457cm"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4.3" style:family="table-row">
      <style:table-row-properties style:min-row-height="0.429cm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language="se" fo:country="NO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FS Albert Pro" fo:font-size="4pt" fo:font-weight="bold" style:font-size-asian="4pt" style:font-weight-asian="bold" style:font-size-complex="4pt"/>
    </style:style>
    <style:style style:name="P5" style:family="paragraph" style:parent-style-name="Standard">
      <style:text-properties style:font-name="FS Albert Pro" fo:font-size="6pt" style:font-size-asian="6pt" style:font-size-complex="6pt"/>
    </style:style>
    <style:style style:name="P6" style:family="paragraph" style:parent-style-name="Standard">
      <style:text-properties style:font-name="FS Albert Pro" fo:font-size="6pt" fo:language="fi" fo:country="FI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language-asian="nb" style:country-asian="NO" style:font-name-complex="Times New Roman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FS Albert Pro" fo:font-size="10pt" style:font-name-asian="Times New Roman1" style:font-size-asian="10pt" style:language-asian="nb" style:country-asian="NO" style:font-name-complex="Times New Roman1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FS Albert Pro" fo:font-size="10pt" fo:language="fi" fo:country="FI" style:font-name-asian="Times New Roman1" style:font-size-asian="10pt" style:language-asian="nb" style:country-asian="NO" style:font-name-complex="Times New Roman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FS Albert Pro" fo:font-size="10pt" fo:language="se" fo:country="NO" style:font-name-asian="Times New Roman1" style:font-size-asian="10pt" style:language-asian="nb" style:country-asian="NO" style:font-name-complex="Times New Roman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FS Albert Pro" fo:font-size="11pt" fo:font-weight="bold" style:font-name-asian="Times New Roman1" style:font-size-asian="11pt" style:language-asian="nb" style:country-asian="NO" style:font-weight-asian="bold" style:font-name-complex="Times New Roman1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FS Albert Pro" fo:font-size="8pt" fo:language="fi" fo:country="FI" style:font-name-asian="Times New Roman1" style:font-size-asian="8pt" style:language-asian="nb" style:country-asian="NO" style:font-name-complex="Times New Roman1" style:font-size-complex="8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FS Albert Pro" fo:font-size="8pt" fo:language="nn" fo:country="NO" style:font-name-asian="Times New Roman1" style:font-size-asian="8pt" style:language-asian="nb" style:country-asian="NO" style:font-name-complex="Times New Roman1" style:font-size-complex="8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FS Albert Pro" fo:font-size="9pt" fo:language="fi" fo:country="FI" style:font-name-asian="Times New Roman1" style:font-size-asian="9pt" style:language-asian="nb" style:country-asian="NO" style:font-name-complex="Times New Roman1" style:font-size-complex="9pt"/>
    </style:style>
    <style:style style:name="P16" style:family="paragraph" style:parent-style-name="Standard" style:master-page-name="Standard">
      <style:paragraph-properties style:page-number="auto"/>
      <style:text-properties style:font-name="FS Albert Pro"/>
    </style:style>
    <style:style style:name="T1" style:family="text">
      <style:text-properties style:font-name="FS Albert Pro"/>
    </style:style>
    <style:style style:name="T2" style:family="text">
      <style:text-properties style:font-name="FS Albert Pro" fo:font-size="20pt" fo:language="se" fo:country="NO" style:font-size-asian="20pt"/>
    </style:style>
    <style:style style:name="T3" style:family="text">
      <style:text-properties style:font-name="FS Albert Pro" fo:font-size="11pt" fo:font-weight="bold" style:font-size-asian="11pt" style:font-weight-asian="bold"/>
    </style:style>
    <style:style style:name="T4" style:family="text">
      <style:text-properties style:font-name="FS Albert Pro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FS Albert Pro" fo:font-size="9pt" style:font-size-asian="9pt"/>
    </style:style>
    <style:style style:name="T6" style:family="text">
      <style:text-properties style:font-name="FS Albert Pro" fo:font-size="9pt" fo:language="fi" fo:country="FI" style:font-size-asian="9pt" style:font-size-complex="9pt"/>
    </style:style>
    <style:style style:name="T7" style:family="text">
      <style:text-properties style:font-name="FS Albert Pro" fo:font-size="9pt" fo:language="nn" fo:country="NO" style:font-size-asian="9pt"/>
    </style:style>
    <style:style style:name="T8" style:family="text">
      <style:text-properties style:font-name="FS Albert Pro" fo:font-size="9pt" fo:language="nn" fo:country="NO" style:font-size-asian="9pt" style:font-size-complex="9pt"/>
    </style:style>
    <style:style style:name="T9" style:family="text">
      <style:text-properties style:font-name="FS Albert Pro" fo:font-size="9pt" fo:language="se" fo:country="NO" style:font-size-asian="9pt"/>
    </style:style>
    <style:style style:name="T10" style:family="text">
      <style:text-properties style:font-name="FS Albert Pro" fo:language="nn" fo:country="NO"/>
    </style:style>
    <style:style style:name="T11" style:family="text">
      <style:text-properties style:font-name="FS Albert Pro" fo:language="se" fo:country="NO"/>
    </style:style>
    <style:style style:name="T12" style:family="text">
      <style:text-properties style:font-name="FS Albert Pro" fo:language="fi" fo:country="FI"/>
    </style:style>
    <style:style style:name="T13" style:family="text">
      <style:text-properties style:font-name="FS Albert Pro" fo:font-weight="bold" style:font-weight-asian="bold"/>
    </style:style>
    <style:style style:name="T14" style:family="text">
      <style:text-properties style:font-name="FS Albert Pro" fo:font-weight="bold" style:font-weight-asian="bold" style:font-weight-complex="bold"/>
    </style:style>
    <style:style style:name="T15" style:family="text">
      <style:text-properties style:font-name="FS Albert Pro" fo:font-size="8pt" style:font-size-asian="8pt" style:font-size-complex="8pt"/>
    </style:style>
    <style:style style:name="T16" style:family="text">
      <style:text-properties style:font-name="FS Albert Pro" fo:font-size="16pt" fo:language="se" fo:country="NO" style:font-size-asian="16pt"/>
    </style:style>
    <style:style style:name="T17" style:family="text">
      <style:text-properties style:font-name="FS Albert Pro" fo:font-size="16pt" fo:language="se" fo:country="NO" style:font-size-asian="16pt" style:font-size-complex="16pt"/>
    </style:style>
    <style:style style:name="T18" style:family="text">
      <style:text-properties style:use-window-font-color="true" fo:language="se" fo:country="NO"/>
    </style:style>
    <style:style style:name="T19" style:family="text">
      <style:text-properties fo:font-size="20pt" fo:language="se" fo:country="NO" style:font-size-asian="20pt" style:font-size-complex="20pt"/>
    </style:style>
    <style:style style:name="T20" style:family="text">
      <style:text-properties fo:font-size="13pt" fo:language="se" fo:country="NO" style:font-size-asian="13pt" style:font-size-complex="13pt"/>
    </style:style>
    <style:style style:name="T21" style:family="text">
      <style:text-properties fo:font-size="10pt" fo:font-style="italic" style:font-size-asian="10pt" style:font-style-asian="italic" style:font-size-complex="10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7"><text:span text:style-name="T2">Søknad om prosjekttilskudd</text:span></text:p>
      <text:h text:style-name="P3" text:outline-level="2"><text:span text:style-name="T18">Søknadsfrister: 1. desember og 1. mai.</text:span></text:h>
      <text:p text:style-name="P7"><text:span text:style-name="T19">Sööknaadi prosjektilisäle</text:span></text:p>
      <text:p text:style-name="P7"><text:span text:style-name="T20">Sööknaadifristit 1. desemperikuuta ja 1. maikuuta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8"><text:span text:style-name="T1">Søkers navn: </text:span></text:p>
            <text:p text:style-name="P8"><text:span text:style-name="T1">Hakkiijan nimi: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8"><text:span text:style-name="T1">Organisasjonsnummer/personnummer:</text:span></text:p>
            <text:p text:style-name="P8"><text:span text:style-name="T1">Organisasjuuninumero/persoonanumero: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8"><text:span text:style-name="T1">Postadresse:</text:span></text:p>
            <text:p text:style-name="P8"><text:span text:style-name="T1">Postiadressi: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"><text:span text:style-name="T1">Postnr.:</text:span></text:p>
            <text:p text:style-name="P8"><text:span text:style-name="T1">Postinro:</text:span></text:p>
          </table:table-cell>
          <table:table-cell table:style-name="Table1.A1" table:number-columns-spanned="2" office:value-type="string">
            <text:p text:style-name="P8"><text:span text:style-name="T1">Poststed:</text:span></text:p>
            <text:p text:style-name="P8"><text:span text:style-name="T1">Postipaikka: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<text:span text:style-name="T1">E-postadresse:</text:span></text:p>
            <text:p text:style-name="P8"><text:span text:style-name="T1">E-postiadressi:</text:span></text:p>
          </table:table-cell>
          <table:covered-table-cell/>
          <table:table-cell table:style-name="Table1.A1" office:value-type="string">
            <text:p text:style-name="P8"><text:span text:style-name="T1">Webadresse:</text:span></text:p>
            <text:p text:style-name="P8"><text:span text:style-name="T1">Nettiadressi: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8"><text:span text:style-name="T1">Telefon:</text:span></text:p>
            <text:p text:style-name="P8"><text:span text:style-name="T1">Telefuuni:</text:span></text:p>
          </table:table-cell>
          <table:covered-table-cell/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table:number-columns-spanned="2" office:value-type="string">
            <text:p text:style-name="P8"><text:span text:style-name="T1">Kontonummer: </text:span></text:p>
            <text:p text:style-name="P8"><text:span text:style-name="T1">Konttunumero:</text:span></text:p>
          </table:table-cell>
          <table:covered-table-cell/>
          <table:table-cell table:style-name="Table1.A1" office:value-type="string">
            <text:p text:style-name="P8"><text:span text:style-name="T1">Kontaktperson/prosjektleder:</text:span></text:p>
            <text:p text:style-name="P8"><text:span text:style-name="T1">Kontaktipersoona/<text:line-break/>prosjektinjohtaaja:</text:span></text:p>
          </table:table-cell>
        </table:table-row>
      </table:table>
      <text:p text:style-name="P4"/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span text:style-name="T3">Prosjektets navn:</text:span></text:p>
            <text:p text:style-name="P8"><text:span text:style-name="T3">Prosjektin nimi:</text:span></text:p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8"><text:span text:style-name="T3">Søknadssum:</text:span></text:p>
            <text:p text:style-name="P8"><text:span text:style-name="T4">Sööknaadisumma:</text:span></text:p>
          </table:table-cell>
          <table:table-cell table:style-name="Table2.A1" office:value-type="string">
            <text:p text:style-name="P12"/>
          </table:table-cell>
        </table:table-row>
      </table:table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1">Mål for prosjektet:</text:span></text:p>
            <text:p text:style-name="P8"><text:span text:style-name="T5">Beskriv hva du/dere vil oppnå med tilskuddet og hvordan dette skal bidra til å sikre målet med tilskuddsordningen.</text:span></text:p>
            <text:p text:style-name="P8"><text:span text:style-name="T1">Prosjektin mooli:</text:span></text:p>
            <text:p text:style-name="P8"><text:span text:style-name="T6">Muistele mitä sie/tet halluut(ta) sauttaat lisän avula ja kunka se sauttaa lisäoorningin moolin.</text:span></text:p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0">Målgruppe:</text:span></text:p>
            <text:p text:style-name="P8"><text:span text:style-name="T7">Beskriv målgruppen for prosjektet.</text:span></text:p>
            <text:p text:style-name="P8"><text:span text:style-name="T10">Mooliroikka:</text:span></text:p>
            <text:p text:style-name="P8"><text:span text:style-name="T8">Muistele prosjektin mooliroikan ympäri.</text:span></text:p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8"><text:span text:style-name="T1">Aktiviteter og framdriftsplan: </text:span></text:p>
            <text:p text:style-name="P8"><text:span text:style-name="T5">Framdriftsplan for prosjektet, og beskrivelse av aktivitetene som skal gjennomføres i tilskuddsperioden.</text:span></text:p>
            <text:p text:style-name="P8"><text:span text:style-name="T1">Aktiviteetit ja eistymisplaana:</text:span></text:p>
            <text:p text:style-name="P8"><text:span text:style-name="T6">Prosjektin eistymisplaana, ja kuvvaus lisäperiuudin aktiviteettiin ympäri.</text:span></text:p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">Kompetanse:</text:span></text:p>
            <text:p text:style-name="P8"><text:span text:style-name="T5">Beskriv søkerens særlige styrker/kompetanse/kvalifikasjoner for å gjennomføre tiltaket.</text:span></text:p>
            <text:p text:style-name="P8"><text:span text:style-name="T1">Kompetansi:</text:span></text:p>
            <text:p text:style-name="P8"><text:span text:style-name="T6">Muistele niitten hakkiijan eriliikaisen vahvoin puoliin/kompetansin/kvalifikasjuuniitten ympäri jokka saatethaan läpivieä toimen.</text:span></text:p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8"><text:span text:style-name="T1">Budsjett:</text:span></text:p>
            <text:p text:style-name="P8"><text:span text:style-name="T5">Budsjett med presisering av eventuelle administrative kostnader ved gjennomføringen av prosjektet – også opplysninger om egeninnsats og om det er søkt eller mottatt støtte fra andre </text:span><text:span text:style-name="T9">finansierings</text:span><text:span text:style-name="T5">kilder.</text:span></text:p>
            <text:p text:style-name="P8"><text:span text:style-name="T1">Budsjetti:</text:span></text:p>
            <text:p text:style-name="P8"><text:span text:style-name="T6">Budsjetti ja selvitys maholisista administratiivisista kustanuksista ko prosjekti viehään läpi – kans tieot omakustanuksista ja jos se oon hajettu eli saatu kuurttoo muista finansieerinkikalttiista.</text:span></text:p>
            <text:p text:style-name="P13"/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">Finansieringsplan:</text:span></text:p>
            <text:p text:style-name="P8"><text:span text:style-name="T5">Opplys om det er søkt eller innvilget støtte fra andre kilder.</text:span></text:p>
            <text:p text:style-name="P8"><text:span text:style-name="T1">Finansieerinkiplaana:</text:span></text:p>
            <text:p text:style-name="P8"><text:span text:style-name="T6">Ilmoita jos se oon hajettu eli saatu kuurttoo muista finansieerinkikalttiista.</text:span></text:p>
            <text:p text:style-name="P15"/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8"><text:span text:style-name="T11">Har du/dere tidligere mottatt tilskudd fra denne ordningen?</text:span></text:p>
            <text:p text:style-name="P8"><text:span text:style-name="T11">Oletko/olettako saanut/saanheet varhemin lissää tästä oorningista?</text:span></text:p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8"><text:span text:style-name="T1">Har du/dere planer om å videreføre tiltaket</text:span><text:span text:style-name="T11">/prosjektet</text:span><text:span text:style-name="T1"> etter tilskuddsperioden?</text:span></text:p>
            <text:p text:style-name="P8"><text:span text:style-name="T12">Oonko sinula/teilä plaanoi jatkaat toimee/prosjektii lisäperiuudin jälkhiin?</text:span></text:p>
            <text:p text:style-name="P10"/>
          </table:table-cell>
        </table:table-row>
      </table:table>
      <text:p text:style-name="P6"><text:soft-page-break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T13">Vedlegg:</text:span></text:p>
            <text:p text:style-name="P8"><text:span text:style-name="T14">Lissäysdokumentit: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11">Prosjektbeskrivelse og framdriftsplan for prosjektet.</text:span></text:p>
            <text:p text:style-name="P8"><text:span text:style-name="T11">Prosjektin prosjektikuvvaus ja eistymisplaana.</text:span></text:p>
          </table:table-cell>
        </table:table-row>
        <table:table-row table:style-name="Table4.3">
          <table:table-cell table:style-name="Table4.A1" office:value-type="string">
            <text:p text:style-name="P8"><text:span text:style-name="T11">Budsjett med finansieringsplan.</text:span></text:p>
            <text:p text:style-name="P8"><text:span text:style-name="T11">Budsjetti ja finansieerinkiplaana.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1">Eventuell rapport og regnskap fra tidligere mottatt tilskudd fra ordningen</text:span><text:span text:style-name="T11">.</text:span></text:p>
            <text:p text:style-name="P8"><text:span text:style-name="T11">Maholinen raportti ja räkninginpito lisästä mikä oon saatu varhemin.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1">Organisasjoner må legge ved dokumentasjon på valgt styre.</text:span></text:p>
            <text:p text:style-name="P8"><text:span text:style-name="T12">Organisasjuunit häyvythään panna myötä dokumentasjuunin valitusta styyristä.</text:span></text:p>
          </table:table-cell>
        </table:table-row>
        <table:table-row table:style-name="Table4.3">
          <table:table-cell table:style-name="Table4.A1" office:value-type="string">
            <text:p text:style-name="P8"><text:span text:style-name="T1">Antall vedlegg til søknaden:</text:span></text:p>
            <text:p text:style-name="P8"><text:span text:style-name="T1">Sööknaadin lissäysdokumenttiiin määrä:</text:span><text:bookmark text:name="_GoBack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S Albert Pro" svg:font-family="'FS Albert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language="se" fo:country="NO"/>
    </style:style>
    <style:style style:name="MT1" style:family="text">
      <style:text-properties style:font-name="FS Albert Pro" fo:font-size="16pt" fo:language="se" fo:country="NO" style:font-size-asian="16pt"/>
    </style:style>
    <style:style style:name="MT2" style:family="text">
      <style:text-properties style:font-name="FS Albert Pro" fo:font-size="16pt" fo:language="se" fo:country="NO" style:font-size-asian="16pt" style:font-size-complex="16pt"/>
    </style:style>
    <style:style style:name="MT3" style:family="text">
      <style:text-properties fo:font-size="10pt" fo:font-style="italic" style:font-size-asian="10pt" style:font-style-asian="italic" style:font-size-complex="10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e 2" text:anchor-type="char" svg:x="-0.991cm" svg:y="0.021cm" svg:width="7.671cm" svg:height="1.125cm" draw:z-index="1"><draw:image xlink:href="Pictures/100002010000049E000000AE1238EB2317615C5A.png" xlink:type="simple" xlink:show="embed" xlink:actuate="onLoad" loext:mime-type="image/png"/><draw:contour-polygon svg:width="9.925cm" svg:height="1.387cm" svg:viewBox="0 0 9925 1387" draw:points="14,0 14,1179 359,1387 2151,1387 9939,1387 9939,0 8285,0" draw:recreate-on-edit="false"/></draw:frame><text:span text:style-name="MT1"><text:tab/></text:span><text:span text:style-name="MT2">Nasjonalt tilskudd til kvensk språk </text:span></text:p>
        <text:p text:style-name="MP1"><text:span text:style-name="MT1">og kvensk/norskfinsk kultur</text:span></text:p>
        <text:p text:style-name="MP1"><text:span text:style-name="MT1">Kansalinen lisä kväänin/norjansuomalaisele </text:span></text:p>
        <text:p text:style-name="MP1"><text:span text:style-name="MT1">kulttuurille</text:span></text:p>
        <text:p text:style-name="MP2"/>
      </style:header>
      <style:footer>
        <text:p text:style-name="Footer"><text:span text:style-name="MT3">Dette skjemaet danner grunnlaget for digitalt skjema som legges ut på </text:span><text:a xlink:type="simple" xlink:href="http://www.tffk.no" text:style-name="Internet_20_link" text:visited-style-name="Visited_20_Internet_20_Link"><text:span text:style-name="MT3">www.tffk.no</text:span></text:a><text:span text:style-name="MT3">. </text:span></text:p>
        <text:p text:style-name="Footer"><text:span text:style-name="MT3">Søknaden sendes via digitalt søknadsskjema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Mari Keranen</dc:creator>
    <meta:editing-cycles>7</meta:editing-cycles>
    <meta:creation-date>2020-03-31T09:36:00</meta:creation-date>
    <dc:date>2020-04-17T07:57:13.998860300</dc:date>
    <meta:generator>LibreOffice/6.4.6.2$Linux_X86_64 LibreOffice_project/40$Build-2</meta:generator>
    <meta:document-statistic meta:table-count="4" meta:image-count="1" meta:object-count="0" meta:page-count="2" meta:paragraph-count="74" meta:word-count="329" meta:character-count="2994" meta:non-whitespace-character-count="2730"/>
    <meta:user-defined meta:name="AppVersion">00.0001</meta:user-defined>
    <meta:user-defined meta:name="ContentTypeId">0x010100EAEB806AD6F7E74C96A24C292DFBD21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